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FactoryConnectionFactoryLookup.BeanFactoryConnectionFactoryLookup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FactoryConnectionFactoryLookup.BeanFactoryConnectionFactoryLook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eanFactoryConnectionFactoryLookup.getConnectionFactory( String connectionFactory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anFactoryConnectionFactoryLookup.setBeanFactory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